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text-properties officeooo:rsid="02d00e5f" officeooo:paragraph-rsid="02d00e5f"/>
    </style:style>
    <style:style style:name="P5" style:family="paragraph" style:parent-style-name="Text_20_body">
      <style:text-properties officeooo:rsid="0345f93a" officeooo:paragraph-rsid="0345f93a"/>
    </style:style>
    <style:style style:name="P6" style:family="paragraph" style:parent-style-name="Text_20_body">
      <style:text-properties officeooo:rsid="03493f03" officeooo:paragraph-rsid="03493f03"/>
    </style:style>
    <style:style style:name="P7" style:family="paragraph" style:parent-style-name="Text_20_body">
      <style:text-properties officeooo:rsid="034a5413" officeooo:paragraph-rsid="034a5413"/>
    </style:style>
    <style:style style:name="P8" style:family="paragraph" style:parent-style-name="Text_20_body">
      <style:text-properties officeooo:rsid="034f44d9" officeooo:paragraph-rsid="034f44d9"/>
    </style:style>
    <style:style style:name="P9" style:family="paragraph" style:parent-style-name="Text_20_body">
      <style:text-properties officeooo:rsid="03638b56" officeooo:paragraph-rsid="03638b56"/>
    </style:style>
    <style:style style:name="P10" style:family="paragraph" style:parent-style-name="Text_20_body">
      <style:text-properties officeooo:rsid="036f5050" officeooo:paragraph-rsid="037833cb"/>
    </style:style>
    <style:style style:name="P11" style:family="paragraph" style:parent-style-name="Text_20_body">
      <style:text-properties fo:font-style="italic" officeooo:rsid="0379fe59" officeooo:paragraph-rsid="0379fe59" style:font-style-asian="italic" style:font-style-complex="italic"/>
    </style:style>
    <style:style style:name="P12" style:family="paragraph" style:parent-style-name="Text_20_body">
      <style:text-properties fo:font-weight="normal" officeooo:rsid="0381852f" officeooo:paragraph-rsid="0381852f" style:font-weight-asian="normal" style:font-weight-complex="normal"/>
    </style:style>
    <style:style style:name="P13" style:family="paragraph" style:parent-style-name="Text_20_body">
      <style:text-properties fo:font-weight="normal" officeooo:rsid="0381852f" officeooo:paragraph-rsid="03a67ea7" style:font-weight-asian="normal" style:font-weight-complex="normal"/>
    </style:style>
    <style:style style:name="P14" style:family="paragraph" style:parent-style-name="Text_20_body">
      <style:text-properties officeooo:rsid="036fa10c" officeooo:paragraph-rsid="037833cb"/>
    </style:style>
    <style:style style:name="P15" style:family="paragraph" style:parent-style-name="Text_20_body">
      <style:text-properties officeooo:rsid="037c4cf2" officeooo:paragraph-rsid="0392904b"/>
    </style:style>
    <style:style style:name="P16" style:family="paragraph" style:parent-style-name="Text_20_body">
      <style:text-properties fo:font-weight="bold" officeooo:rsid="037f490d" officeooo:paragraph-rsid="0392904b" style:font-weight-asian="bold" style:font-weight-complex="bold"/>
    </style:style>
    <style:style style:name="P17" style:family="paragraph" style:parent-style-name="Text_20_body">
      <style:text-properties officeooo:rsid="036ae1ec" officeooo:paragraph-rsid="036ae1ec"/>
    </style:style>
    <style:style style:name="P18" style:family="paragraph" style:parent-style-name="Text_20_body">
      <style:text-properties officeooo:rsid="0359545c" officeooo:paragraph-rsid="0359545c"/>
    </style:style>
    <style:style style:name="P19" style:family="paragraph" style:parent-style-name="Text_20_body">
      <style:text-properties officeooo:rsid="03b31919" officeooo:paragraph-rsid="03b31919"/>
    </style:style>
    <style:style style:name="P20" style:family="paragraph" style:parent-style-name="Text_20_body">
      <style:text-properties officeooo:paragraph-rsid="03c68710"/>
    </style:style>
    <style:style style:name="P21" style:family="paragraph" style:parent-style-name="Text_20_body">
      <style:text-properties officeooo:rsid="0365891b" officeooo:paragraph-rsid="03c68710"/>
    </style:style>
    <style:style style:name="P22"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5413" officeooo:paragraph-rsid="034a5413" style:font-weight-asian="normal" style:font-weight-complex="normal"/>
    </style:style>
    <style:style style:name="P23" style:family="paragraph" style:parent-style-name="Text_20_body">
      <style:paragraph-properties fo:margin-top="0in" fo:margin-bottom="0.0181in" loext:contextual-spacing="false" fo:text-align="start" style:justify-single-word="false" style:writing-mode="lr-tb"/>
      <style:text-properties fo:font-weight="normal" officeooo:rsid="034a5413" officeooo:paragraph-rsid="034a5413" style:font-weight-asian="normal" style:font-weight-complex="normal"/>
    </style:style>
    <style:style style:name="P24" style:family="paragraph" style:parent-style-name="Text_20_body">
      <style:paragraph-properties fo:margin-top="0in" fo:margin-bottom="0.0181in" loext:contextual-spacing="false" fo:line-height="100%" fo:text-align="start" style:justify-single-word="false" style:writing-mode="lr-tb"/>
      <style:text-properties fo:font-weight="normal" officeooo:rsid="034a81a0" officeooo:paragraph-rsid="034a81a0" style:font-weight-asian="normal" style:font-weight-complex="normal"/>
    </style:style>
    <style:style style:name="P25" style:family="paragraph" style:parent-style-name="Text_20_body">
      <style:paragraph-properties fo:margin-top="0in" fo:margin-bottom="0.0181in" loext:contextual-spacing="false" fo:text-align="start" style:justify-single-word="false" style:writing-mode="lr-tb"/>
      <style:text-properties fo:font-weight="normal" officeooo:rsid="034a81a0" officeooo:paragraph-rsid="034a81a0" style:font-weight-asian="normal" style:font-weight-complex="normal"/>
    </style:style>
    <style:style style:name="P26" style:family="paragraph" style:parent-style-name="Text_20_body">
      <style:paragraph-properties fo:margin-top="0in" fo:margin-bottom="0.0181in" loext:contextual-spacing="false" fo:text-align="end" style:justify-single-word="false" style:writing-mode="rl-tb"/>
      <style:text-properties officeooo:rsid="035127d2" officeooo:paragraph-rsid="035127d2"/>
    </style:style>
    <style:style style:name="P27"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28" style:family="paragraph" style:parent-style-name="Heading_20_2">
      <style:paragraph-properties fo:margin-top="0in" fo:margin-bottom="0.0181in" loext:contextual-spacing="false" fo:text-align="end" style:justify-single-word="false" style:writing-mode="rl-tb"/>
      <style:text-properties officeooo:rsid="03580801" officeooo:paragraph-rsid="03580801"/>
    </style:style>
    <style:style style:name="P29" style:family="paragraph" style:parent-style-name="Heading_20_2">
      <style:paragraph-properties fo:margin-top="0in" fo:margin-bottom="0.0181in" loext:contextual-spacing="false" fo:text-align="end" style:justify-single-word="false" style:writing-mode="rl-tb"/>
      <style:text-properties officeooo:rsid="036a711f" officeooo:paragraph-rsid="036a711f"/>
    </style:style>
    <style:style style:name="P30" style:family="paragraph" style:parent-style-name="Text_20_body">
      <style:paragraph-properties fo:text-align="end" style:justify-single-word="false" style:writing-mode="rl-tb"/>
      <style:text-properties fo:font-weight="normal" officeooo:rsid="034a5413" officeooo:paragraph-rsid="034a5413" style:font-weight-asian="normal" style:font-weight-complex="normal"/>
    </style:style>
    <style:style style:name="P31" style:family="paragraph" style:parent-style-name="Heading_20_2">
      <style:text-properties officeooo:rsid="034f44d9"/>
    </style:style>
    <style:style style:name="P32" style:family="paragraph" style:parent-style-name="Text_20_body" style:list-style-name="L1">
      <style:text-properties officeooo:rsid="0347868d" officeooo:paragraph-rsid="0347868d"/>
    </style:style>
    <style:style style:name="P33" style:family="paragraph" style:parent-style-name="Text_20_body" style:list-style-name="L2">
      <style:text-properties fo:font-weight="normal" officeooo:rsid="034a5413" officeooo:paragraph-rsid="034a5413" style:font-weight-asian="normal" style:font-weight-complex="normal"/>
    </style:style>
    <style:style style:name="P34" style:family="paragraph" style:parent-style-name="Text_20_body" style:list-style-name="L7">
      <style:text-properties fo:font-weight="normal" officeooo:rsid="0381852f" officeooo:paragraph-rsid="0381852f" style:font-weight-asian="normal" style:font-weight-complex="normal"/>
    </style:style>
    <style:style style:name="P35" style:family="paragraph" style:parent-style-name="Text_20_body" style:list-style-name="L7">
      <style:text-properties fo:font-weight="normal" officeooo:rsid="0381852f" officeooo:paragraph-rsid="03a67ea7" style:font-weight-asian="normal" style:font-weight-complex="normal"/>
    </style:style>
    <style:style style:name="P36" style:family="paragraph" style:parent-style-name="Text_20_body" style:list-style-name="L8">
      <style:text-properties fo:font-weight="normal" officeooo:rsid="0381852f" officeooo:paragraph-rsid="0381852f" style:font-weight-asian="normal" style:font-weight-complex="normal"/>
    </style:style>
    <style:style style:name="P37" style:family="paragraph" style:parent-style-name="Text_20_body" style:list-style-name="L9">
      <style:text-properties fo:font-weight="normal" officeooo:rsid="0381852f" officeooo:paragraph-rsid="03a67ea7" style:font-weight-asian="normal" style:font-weight-complex="normal"/>
    </style:style>
    <style:style style:name="P38" style:family="paragraph" style:parent-style-name="Text_20_body" style:list-style-name="L2">
      <style:text-properties officeooo:rsid="034a5413" officeooo:paragraph-rsid="034a5413"/>
    </style:style>
    <style:style style:name="P39" style:family="paragraph" style:parent-style-name="Text_20_body" style:list-style-name="L3">
      <style:text-properties officeooo:rsid="034f44d9" officeooo:paragraph-rsid="034f44d9"/>
    </style:style>
    <style:style style:name="P40" style:family="paragraph" style:parent-style-name="Text_20_body" style:list-style-name="L5">
      <style:text-properties officeooo:rsid="03638b56" officeooo:paragraph-rsid="03638b56"/>
    </style:style>
    <style:style style:name="P41" style:family="paragraph" style:parent-style-name="Text_20_body" style:list-style-name="L6">
      <style:text-properties officeooo:rsid="037d69b1" officeooo:paragraph-rsid="037d69b1"/>
    </style:style>
    <style:style style:name="P42" style:family="paragraph" style:parent-style-name="Text_20_body" style:list-style-name="L6">
      <style:text-properties officeooo:rsid="037d69b1" officeooo:paragraph-rsid="039699a6"/>
    </style:style>
    <style:style style:name="P43" style:family="paragraph" style:parent-style-name="Text_20_body" style:list-style-name="L10"/>
    <style:style style:name="P44" style:family="paragraph" style:parent-style-name="Text_20_body">
      <style:text-properties officeooo:rsid="03cbfde5" officeooo:paragraph-rsid="03ceaf92"/>
    </style:style>
    <style:style style:name="P45" style:family="paragraph" style:parent-style-name="Text_20_body" style:list-style-name="L11">
      <style:text-properties officeooo:paragraph-rsid="03ceaf92"/>
    </style:style>
    <style:style style:name="P46" style:family="paragraph" style:parent-style-name="Text_20_body" style:list-style-name="L11">
      <style:text-properties officeooo:rsid="03ceaf92" officeooo:paragraph-rsid="03cf6b6e"/>
    </style:style>
    <style:style style:name="P47" style:family="paragraph" style:parent-style-name="Text_20_body">
      <style:text-properties officeooo:rsid="03ceaf92" officeooo:paragraph-rsid="03cf6b6e"/>
    </style:style>
    <style:style style:name="P48" style:family="paragraph" style:parent-style-name="Text_20_body">
      <style:text-properties officeooo:rsid="03d91e39" officeooo:paragraph-rsid="03d91e39"/>
    </style:style>
    <style:style style:name="P49" style:family="paragraph" style:parent-style-name="Text_20_body" style:list-style-name="L4">
      <style:paragraph-properties fo:margin-top="0in" fo:margin-bottom="0.0181in" loext:contextual-spacing="false" fo:text-align="end" style:justify-single-word="false" style:writing-mode="rl-tb"/>
      <style:text-properties fo:font-weight="normal" officeooo:rsid="0352a893" officeooo:paragraph-rsid="0352a893" style:font-weight-asian="normal" style:font-weight-complex="normal"/>
    </style:style>
    <style:style style:name="P50" style:family="paragraph" style:parent-style-name="Text_20_body">
      <style:paragraph-properties fo:margin-top="0in" fo:margin-bottom="0.0181in" loext:contextual-spacing="false" fo:text-align="end" style:justify-single-word="false" style:writing-mode="rl-tb"/>
      <style:text-properties fo:font-weight="normal" officeooo:rsid="035fb8a7" officeooo:paragraph-rsid="03d1f9cd" style:font-weight-asian="normal" style:font-weight-complex="normal"/>
    </style:style>
    <style:style style:name="P51" style:family="paragraph" style:parent-style-name="Text_20_body">
      <style:paragraph-properties fo:margin-top="0in" fo:margin-bottom="0.0181in" loext:contextual-spacing="false" fo:text-align="end" style:justify-single-word="false" style:writing-mode="rl-tb"/>
      <style:text-properties fo:font-weight="normal" officeooo:rsid="0353fafc" officeooo:paragraph-rsid="0353fafc" style:font-weight-asian="normal" style:font-weight-complex="normal"/>
    </style:style>
    <style:style style:name="P52" style:family="paragraph" style:parent-style-name="Text_20_body">
      <style:paragraph-properties fo:margin-top="0in" fo:margin-bottom="0.0181in" loext:contextual-spacing="false" fo:text-align="end" style:justify-single-word="false" style:writing-mode="rl-tb"/>
      <style:text-properties fo:font-weight="normal" officeooo:rsid="036a07b9" officeooo:paragraph-rsid="03d54e60" style:font-weight-asian="normal" style:font-weight-complex="normal"/>
    </style:style>
    <style:style style:name="P53" style:family="paragraph" style:parent-style-name="Text_20_body">
      <style:paragraph-properties fo:margin-top="0in" fo:margin-bottom="0.0181in" loext:contextual-spacing="false" fo:text-align="end" style:justify-single-word="false" style:writing-mode="rl-tb"/>
      <style:text-properties officeooo:rsid="035f4873" officeooo:paragraph-rsid="03d1f9cd"/>
    </style:style>
    <style:style style:name="P54" style:family="paragraph" style:parent-style-name="Text_20_body">
      <style:paragraph-properties fo:margin-top="0in" fo:margin-bottom="0.0181in" loext:contextual-spacing="false" fo:text-align="end" style:justify-single-word="false" style:writing-mode="rl-tb"/>
      <style:text-properties officeooo:rsid="036912cd" officeooo:paragraph-rsid="03d54e60"/>
    </style:style>
    <style:style style:name="P55" style:family="paragraph" style:parent-style-name="Heading_20_2">
      <style:text-properties officeooo:rsid="03cbfde5" officeooo:paragraph-rsid="03cbfde5"/>
    </style:style>
    <style:style style:name="P56"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1f9cd" style:font-weight-asian="normal" style:font-weight-complex="normal"/>
    </style:style>
    <style:style style:name="P57" style:family="paragraph" style:parent-style-name="Heading_20_2">
      <style:paragraph-properties fo:margin-top="0in" fo:margin-bottom="0.0181in" loext:contextual-spacing="false" fo:text-align="end" style:justify-single-word="false" style:writing-mode="rl-tb"/>
      <style:text-properties fo:font-weight="normal" officeooo:rsid="0368e94b" officeooo:paragraph-rsid="03d54e60" style:font-weight-asian="normal" style:font-weight-complex="normal"/>
    </style:style>
    <style:style style:name="P58" style:family="paragraph" style:parent-style-name="Heading_20_2">
      <style:paragraph-properties fo:margin-top="0in" fo:margin-bottom="0.0181in" loext:contextual-spacing="false" fo:text-align="end" style:justify-single-word="false" style:writing-mode="rl-tb"/>
      <style:text-properties fo:font-weight="normal" officeooo:rsid="036a07b9" officeooo:paragraph-rsid="03b05f76" style:font-weight-asian="normal" style:font-weight-complex="normal"/>
    </style:style>
    <style:style style:name="P59" style:family="paragraph" style:parent-style-name="Heading_20_2">
      <style:paragraph-properties fo:margin-top="0in" fo:margin-bottom="0.0181in" loext:contextual-spacing="false" fo:text-align="end" style:justify-single-word="false" style:writing-mode="rl-tb"/>
      <style:text-properties officeooo:rsid="03b05f76" officeooo:paragraph-rsid="03d1f9cd"/>
    </style:style>
    <style:style style:name="P60" style:family="paragraph" style:parent-style-name="Standard">
      <style:paragraph-properties fo:margin-top="0in" fo:margin-bottom="0.0181in" loext:contextual-spacing="false" fo:text-align="start" style:justify-single-word="false" style:writing-mode="lr-tb"/>
      <style:text-properties style:use-window-font-color="true" style:font-name="Droid Sans Mono" fo:font-size="10.5pt" fo:font-weight="normal" officeooo:rsid="035f4873" officeooo:paragraph-rsid="03d1f9cd" fo:background-color="transparent"/>
    </style:style>
    <style:style style:name="P61" style:family="paragraph" style:parent-style-name="Standard">
      <style:paragraph-properties style:line-height-at-least="0.198in" fo:text-align="start" style:justify-single-word="false" style:writing-mode="lr-tb"/>
      <style:text-properties style:use-window-font-color="true" officeooo:paragraph-rsid="03d1f9cd" fo:background-color="transparent"/>
    </style:style>
    <style:style style:name="P62" style:family="paragraph" style:parent-style-name="Standard">
      <style:paragraph-properties style:line-height-at-least="0.198in" fo:text-align="start" style:justify-single-word="false" style:writing-mode="lr-tb"/>
      <style:text-properties style:use-window-font-color="true" style:font-name="Droid Sans Mono" fo:font-size="10.5pt" fo:font-weight="normal" officeooo:paragraph-rsid="03d1f9cd" fo:background-color="transparent"/>
    </style:style>
    <style:style style:name="P63" style:family="paragraph" style:parent-style-name="Heading_20_1">
      <style:text-properties officeooo:rsid="0340ebd9" officeooo:paragraph-rsid="0340ebd9"/>
    </style:style>
    <style:style style:name="T1" style:family="text">
      <style:text-properties fo:font-weight="bold" style:font-weight-asian="bold" style:font-weight-complex="bold"/>
    </style:style>
    <style:style style:name="T2" style:family="text">
      <style:text-properties fo:font-weight="bold" officeooo:rsid="0347868d" style:font-weight-asian="bold" style:font-weight-complex="bold"/>
    </style:style>
    <style:style style:name="T3" style:family="text">
      <style:text-properties fo:font-weight="bold" officeooo:rsid="03493f03" style:font-weight-asian="bold" style:font-weight-complex="bold"/>
    </style:style>
    <style:style style:name="T4" style:family="text">
      <style:text-properties fo:font-weight="bold" officeooo:rsid="034a5413" style:font-weight-asian="bold" style:font-weight-complex="bold"/>
    </style:style>
    <style:style style:name="T5" style:family="text">
      <style:text-properties fo:font-weight="bold" officeooo:rsid="037833cb" style:font-weight-asian="bold" style:font-weight-complex="bold"/>
    </style:style>
    <style:style style:name="T6" style:family="text">
      <style:text-properties fo:font-weight="bold" officeooo:rsid="038efc50" style:font-weight-asian="bold" style:font-weight-complex="bold"/>
    </style:style>
    <style:style style:name="T7" style:family="text">
      <style:text-properties fo:font-weight="bold" officeooo:rsid="0365891b" style:font-weight-asian="bold" style:font-weight-complex="bold"/>
    </style:style>
    <style:style style:name="T8" style:family="text">
      <style:text-properties fo:font-weight="bold" officeooo:rsid="03b900a7" style:font-weight-asian="bold" style:font-weight-complex="bold"/>
    </style:style>
    <style:style style:name="T9" style:family="text">
      <style:text-properties fo:font-weight="bold" officeooo:rsid="03cf6b6e"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34a5413" style:font-weight-asian="normal" style:font-weight-complex="normal"/>
    </style:style>
    <style:style style:name="T12" style:family="text">
      <style:text-properties fo:font-weight="normal" officeooo:rsid="034d54bd" style:font-weight-asian="normal" style:font-weight-complex="normal"/>
    </style:style>
    <style:style style:name="T13" style:family="text">
      <style:text-properties fo:font-weight="normal" officeooo:rsid="034e3dc4" style:font-weight-asian="normal" style:font-weight-complex="normal"/>
    </style:style>
    <style:style style:name="T14" style:family="text">
      <style:text-properties fo:font-weight="normal" officeooo:rsid="0352a893" style:font-weight-asian="normal" style:font-weight-complex="normal"/>
    </style:style>
    <style:style style:name="T15" style:family="text">
      <style:text-properties fo:font-weight="normal" officeooo:rsid="034f44d9" style:font-weight-asian="normal" style:font-weight-complex="normal"/>
    </style:style>
    <style:style style:name="T16" style:family="text">
      <style:text-properties fo:font-weight="normal" officeooo:rsid="0369a3f9" style:font-weight-asian="normal" style:font-weight-complex="normal"/>
    </style:style>
    <style:style style:name="T17" style:family="text">
      <style:text-properties fo:font-weight="normal" officeooo:rsid="036a07b9" style:font-weight-asian="normal" style:font-weight-complex="normal"/>
    </style:style>
    <style:style style:name="T18" style:family="text">
      <style:text-properties fo:font-weight="normal" officeooo:rsid="036a711f" style:font-weight-asian="normal" style:font-weight-complex="normal"/>
    </style:style>
    <style:style style:name="T19" style:family="text">
      <style:text-properties fo:font-weight="normal" officeooo:rsid="036dae6b" style:font-weight-asian="normal" style:font-weight-complex="normal"/>
    </style:style>
    <style:style style:name="T20" style:family="text">
      <style:text-properties fo:font-weight="normal" officeooo:rsid="038efc50" style:font-weight-asian="normal" style:font-weight-complex="normal"/>
    </style:style>
    <style:style style:name="T21" style:family="text">
      <style:text-properties fo:font-weight="normal" officeooo:rsid="0365891b" style:font-weight-asian="normal" style:font-weight-complex="normal"/>
    </style:style>
    <style:style style:name="T22" style:family="text">
      <style:text-properties fo:font-weight="normal" officeooo:rsid="03ca2427" style:font-weight-asian="normal" style:font-weight-complex="normal"/>
    </style:style>
    <style:style style:name="T23" style:family="text">
      <style:text-properties fo:font-weight="normal" officeooo:rsid="03d800c6" style:font-weight-asian="normal" style:font-weight-complex="normal"/>
    </style:style>
    <style:style style:name="T24" style:family="text">
      <style:text-properties officeooo:rsid="033bd0c4"/>
    </style:style>
    <style:style style:name="T25" style:family="text">
      <style:text-properties officeooo:rsid="0347868d"/>
    </style:style>
    <style:style style:name="T26" style:family="text">
      <style:text-properties officeooo:rsid="035bf943"/>
    </style:style>
    <style:style style:name="T27" style:family="text">
      <style:text-properties style:font-weight-asian="normal" style:font-weight-complex="normal"/>
    </style:style>
    <style:style style:name="T28" style:family="text">
      <style:text-properties style:font-name="Droid Sans Mono" fo:font-size="10.5pt" fo:font-weight="normal"/>
    </style:style>
    <style:style style:name="T29" style:family="text">
      <style:text-properties style:font-name="Droid Sans Mono" fo:font-size="10.5pt" fo:font-weight="normal" officeooo:rsid="03d54e60"/>
    </style:style>
    <style:style style:name="T30" style:family="text">
      <style:text-properties officeooo:rsid="03647e8b"/>
    </style:style>
    <style:style style:name="T31" style:family="text">
      <style:text-properties officeooo:rsid="0364b9dc"/>
    </style:style>
    <style:style style:name="T32" style:family="text">
      <style:text-properties officeooo:rsid="036fa10c"/>
    </style:style>
    <style:style style:name="T33" style:family="text">
      <style:text-properties officeooo:rsid="03907a77"/>
    </style:style>
    <style:style style:name="T34" style:family="text">
      <style:text-properties officeooo:rsid="03918542"/>
    </style:style>
    <style:style style:name="T35" style:family="text">
      <style:text-properties officeooo:rsid="0391f48f"/>
    </style:style>
    <style:style style:name="T36" style:family="text">
      <style:text-properties officeooo:rsid="0394dbbe"/>
    </style:style>
    <style:style style:name="T37" style:family="text">
      <style:text-properties officeooo:rsid="039699a6"/>
    </style:style>
    <style:style style:name="T38" style:family="text">
      <style:text-properties officeooo:rsid="03a67ea7"/>
    </style:style>
    <style:style style:name="T39" style:family="text">
      <style:text-properties officeooo:rsid="03a6943b"/>
    </style:style>
    <style:style style:name="T40" style:family="text">
      <style:text-properties officeooo:rsid="03a6e8b9"/>
    </style:style>
    <style:style style:name="T41" style:family="text">
      <style:text-properties officeooo:rsid="03a86b45"/>
    </style:style>
    <style:style style:name="T42" style:family="text">
      <style:text-properties officeooo:rsid="03aa7cc9"/>
    </style:style>
    <style:style style:name="T43" style:family="text">
      <style:text-properties officeooo:rsid="03ab3204"/>
    </style:style>
    <style:style style:name="T44" style:family="text">
      <style:text-properties officeooo:rsid="03b4fc82"/>
    </style:style>
    <style:style style:name="T45" style:family="text">
      <style:text-properties officeooo:rsid="03b6f775"/>
    </style:style>
    <style:style style:name="T46" style:family="text">
      <style:text-properties officeooo:rsid="03b78d18"/>
    </style:style>
    <style:style style:name="T47" style:family="text">
      <style:text-properties officeooo:rsid="03b900a7"/>
    </style:style>
    <style:style style:name="T48" style:family="text">
      <style:text-properties officeooo:rsid="0365891b"/>
    </style:style>
    <style:style style:name="T49" style:family="text">
      <style:text-properties officeooo:rsid="03c52af2"/>
    </style:style>
    <style:style style:name="T50" style:family="text">
      <style:text-properties officeooo:rsid="03ca2427"/>
    </style:style>
    <style:style style:name="T51" style:family="text">
      <style:text-properties officeooo:rsid="03ceaf92"/>
    </style:style>
    <style:style style:name="T52" style:family="text">
      <style:text-properties officeooo:rsid="03cf6b6e"/>
    </style:style>
    <style:style style:name="T53" style:family="text">
      <style:text-properties officeooo:rsid="03d00084"/>
    </style:style>
    <style:style style:name="T54" style:family="text">
      <style:text-properties officeooo:rsid="03d800c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3" text:outline-level="1">מחלקות, בניה <text:span text:style-name="T43">ופירוק</text:span></text:h>
      <text:p text:style-name="P5">המחלקות בשפת ++C הן שילוב והרחבה של המבנים הקיימים ב-C וב-Java.</text:p>
      <text:p text:style-name="P5"><text:span text:style-name="T1">בשפת </text:span><text:span text:style-name="T3">C</text:span>, הדרך המקובלת ליצור מבנים מורכבים היא <text:s/>להגדיר struct. המשמעות של struct היא פשוט אוסף של משתנים שנמצאים ברצף בזיכרון. אפשר גם להגדיר משתנים מורכבים יותר ע"י struct בתוך struct וכו'. <text:s text:c="2"/>אבל ב-struct אין שיטות - אם רוצים לעשות איתו משהו צריך לכתוב שיטות חיצוניות.</text:p>
      <text:p text:style-name="P5"><text:span text:style-name="T1">בשפת </text:span><text:span text:style-name="T3">Java</text:span> יש מחלקות (class) שאפשר לשים בהן גם משתנים וגם שיטות - זה אמור להפוך את הקוד לקריא יותר כי כל המידע והפעולות הדרושות למימוש העצם נמצאים במקום אחד. אבל, בניגוד למבנים של סי, בג'אבה <text:s/>המשתנים לא תמיד נמצאים ברצף בזיכרון. לדוגמה, נניח שאנחנו מגדירים מבנה של "נקודה" ובו שני מספרים שלמים, ואז מגדירים מבנה של "משולש" ובו שלוש נקודות. בסי, כל משולש כולל פשוט שישה מספרים הנמצאים ברצף בזיכרון, ותופס 24 בתים בדיוק. <text:span text:style-name="T25">בג'אבה, כל משולש כולל שלושה </text:span><text:span text:style-name="T2">מצביעים </text:span><text:span text:style-name="T25">(pointers), כל אחד מהם מצביע לנקודה שבה יש שני מספרים. כלומר המספרים לא נמצאים ברצף בזיכרון. למה זה משנה?</text:span></text:p>
      <text:list xml:id="list6259284214234103457" text:style-name="L1">
        <text:list-item>
          <text:p text:style-name="P32">בלי מצביעים, התוכנה תופסת פחות זיכרון ודורשת פחות זמן כשניגשים למשתנים.</text:p>
        </text:list-item>
        <text:list-item>
          <text:p text:style-name="P32">כשכל המבנה נמצא באותו מקום בזיכרון, ניהול הזיכרון מהיר יותר. בפרט, כשמשתמשים בזכרון מטמון (cache), זה מאד יעיל שכל המבנה נטען בבת-אחת לאותו בלוק בזיכרון.</text:p>
        </text:list-item>
      </text:list>
      <text:p text:style-name="P6"><text:span text:style-name="T1">שפת ++C</text:span><text:span text:style-name="T4"> </text:span><text:span text:style-name="T11">משלבת את היתרונות של שתי השפות:</text:span></text:p>
      <text:list xml:id="list6256328564945019281" text:style-name="L2">
        <text:list-item>
          <text:p text:style-name="P33">יש בה struct כמו ב-C, אבל אפשר לשים בו גם שיטות.</text:p>
        </text:list-item>
        <text:list-item>
          <text:p text:style-name="P38"><text:span text:style-name="T10">יש בה class כמו ב-Java, אבל המשתנים נשמרים ברצף בזיכרון ולא ע"י פוינטרים</text:span><text:span text:style-name="T13"> (נראה בהמשך).</text:span></text:p>
        </text:list-item>
      </text:list>
      <text:p text:style-name="P7"><text:span text:style-name="T10">למעשה, ב-++C, ההבדל היחיד בין struct לבין class הוא בהרשאות הגישה: בראשון, כברירת מחדל, הרשאת הגישה היא public; בשני, כברירת מחדל, הרשאת הגישה היא private. <text:s/>מכאן שההגדרות הבאות שקולות לחלוטין</text:span><text:span text:style-name="T12"> (ראו דוגמה בתיקיה 1)</text:span><text:span text:style-name="T10">:</text:span></text:p>
      <text:p text:style-name="P22">struct X {</text:p>
      <text:p text:style-name="P22"><text:s text:c="4"/>private:</text:p>
      <text:p text:style-name="P22"><text:s text:c="10"/>...</text:p>
      <text:p text:style-name="P22">}</text:p>
      <text:p text:style-name="P24">===</text:p>
      <text:p text:style-name="P22">class X {</text:p>
      <text:p text:style-name="P22"><text:s text:c="10"/>...</text:p>
      <text:p text:style-name="P22">}</text:p>
      <text:p text:style-name="P30">וכן ההגדרות הבאות שקולות לחלוטין:</text:p>
      <text:p text:style-name="P23">struct X {</text:p>
      <text:p text:style-name="P23"><text:s text:c="10"/>...</text:p>
      <text:p text:style-name="P23">}</text:p>
      <text:p text:style-name="P25">===</text:p>
      <text:p text:style-name="P23">class X {</text:p>
      <text:p text:style-name="P23"><text:tab/>public:</text:p>
      <text:p text:style-name="P23"><text:s text:c="10"/>...</text:p>
      <text:p text:style-name="P23">}</text:p>
      <text:p text:style-name="P55"><text:span text:style-name="T53">דרכים ל</text:span>מימוש שיטות</text:p>
      <text:p text:style-name="P44">יש שתי <text:span text:style-name="T51">דרכים לממש שיטות של מחלקות ב-++C.</text:span></text:p>
      <text:list xml:id="list3774225008681044459" text:style-name="L11">
        <text:list-item>
          <text:p text:style-name="P45"><text:span text:style-name="T51">דרך אחת היא לממש אותן ישירות בתוך המחלקה (בדומה לJava). זה נקרא מימוש inline ודומה לפונקציות inline שראינו בשיעור הקודם, רק שכאן לא צריך לכתוב את המילה inline.</text:span></text:p>
        </text:list-item>
        <text:list-item>
          <text:p text:style-name="P46">דרך <text:span text:style-name="T52">שניה </text:span>היא <text:span text:style-name="T52">לשים </text:span>בתוך <text:span text:style-name="T52">המחלקה רק </text:span><text:span text:style-name="T9">הצהרה </text:span><text:span text:style-name="T52">של השיטה, בלי גוף. את המימוש עצמו שמים מחוץ למחלקה (באותו קובץ או בקובץ אחר). ראו דוגמה בתיקיה 2.</text:span></text:p>
        </text:list-item>
      </text:list>
      <text:p text:style-name="P47"/>
      <text:p text:style-name="P59"><text:span text:style-name="T10">המצביע </text:span><text:span text:style-name="T18">t</text:span><text:span text:style-name="T10">his</text:span></text:p>
      <text:p text:style-name="P53"><text:span text:style-name="T10">במימוש של שיטה, המילה השמורה this מכילה מצביע לעצם הנוכחי. ניתן להשתמש בה כמו שמשתמשים במצביעים, למשל:</text:span></text:p>
      <text:p text:style-name="P60"><text:span text:style-name="T27">Point::Point(int x, int y) {</text:span></text:p>
      <text:p text:style-name="P61"><text:span text:style-name="T29"><text:tab/></text:span><text:span text:style-name="T28">this-&gt;x = x;</text:span></text:p>
      <text:p text:style-name="P61"><text:span text:style-name="T29"><text:tab/></text:span><text:span text:style-name="T28">this-&gt;y = y;</text:span></text:p>
      <text:p text:style-name="P62">}</text:p>
      <text:p text:style-name="P50">(זה דומה לג'אבה פרט לכך שמשתמשים בחץ במקום בנקודה).</text:p>
      <text:p text:style-name="P56"/>
      <text:p text:style-name="P57"><text:span text:style-name="T10"/></text:p>
      <text:p text:style-name="P57">שדות סטטיים</text:p>
      <text:p text:style-name="P54"><text:span text:style-name="T10">ניתן להגדיר שדות ושיטות סטטיים (שייכים לכל המחלקה ולא לעצם מסויים) בעזרת המילה השמורה static. כדי לגשת אליהם מבחוץ, מקדימים להם את שם המחלקה ופעמיים נקודתיים, למשל Point::MAXX.</text:span><text:span text:style-name="T16"> <text:s text:c="3"/></text:span><text:span text:style-name="T17">אם מגדירים שדה סטטי שהוא גם קבוע (const), ניתן לאתחל אותו בהגדרת המחלקה; אחרת, יש לאתחל אותו מבחוץ (ראו דוגמה בתיקיה </text:span><text:span text:style-name="T23">3</text:span><text:span text:style-name="T17">).</text:span></text:p>
      <text:p text:style-name="P52"/>
      <text:p text:style-name="P31">קבצי כותרת למחלקות</text:p>
      <text:p text:style-name="P8">מקובל (אם כי לא חובה) להגדיר כל מחלקה בשני קבצים (ראו דוגמה בתיקיה <text:span text:style-name="T54">4</text:span>):</text:p>
      <text:list xml:id="list4925002061584983753" text:style-name="L3">
        <text:list-item>
          <text:p text:style-name="P39">קובץ הכותרת - בדרך-כלל עם סיומת hpp או h - כולל את הגדרת המחלקה, השדות והשיטות שלה - אבל בלי מימוש השיטות.</text:p>
        </text:list-item>
        <text:list-item>
          <text:p text:style-name="P39">קובץ התוכן - בדרך-כלל עם סיומת cpp - כולל את המימוש של השיטות.</text:p>
        </text:list-item>
      </text:list>
      <text:p text:style-name="P26"><text:span text:style-name="T10">עקרונית, ניתן לממש את כל השיטות בקובץ הכותרת (כמו בג'אבה), אבל זה לא כדאי. מדוע?</text:span><text:span text:style-name="T14"> כמה סיבות:</text:span></text:p>
      <text:list xml:id="list5144890890490379237" text:style-name="L4">
        <text:list-item>
          <text:p text:style-name="P49">הנדסת תוכנה. אם ניתן את המחלקה שלנו למישהו אחר, הוא ירצה לראות איזה שיטות יש בה, אבל לא יעניין אותו לדעת איך בדיוק מימשנו אותן. לכן הוא יסתכל בקובץ הכותרת, ועדיף שהקובץ הזה יהיה קטן ופשוט ככל האפשר.</text:p>
        </text:list-item>
        <text:list-item>
          <text:p text:style-name="P49">זמן קומפילציה. במערכות תוכנה מורכבות, קומפילציה לוקחת הרבה זמן. בכל פעם שמשנים קובץ, צריך לקמפל מחדש את כל הקבצים שתלויים בו. כששמים את המימוש בקובץ נפרד, שינוי במימוש לא דורש קימפול מחדש של קוד שמשתמש בקובץ הכותרת. כדוגמה ראו את ה-Makefile בתיקיה <text:span text:style-name="T54">4</text:span>.</text:p>
        </text:list-item>
      </text:list>
      <text:p text:style-name="P27">השימוש בקבצי-כותרת פותר את הבעיה באופן חלקי בלבד. מדוע? כי המשתנים הפרטיים - שהם חלק מהמימוש - עדיין נמצאים בקובץ הכותרת. המשתמשים של המחלקה שלנו רואים אותם, ואם נשנה אותם נצטרך לבנות את כל הפרוייקט מחדש. יש לזה פתרונות - נראה בהמשך.</text:p>
      <text:p text:style-name="P27"/>
      <text:p text:style-name="P27"/>
      <text:p text:style-name="P28"><text:span text:style-name="T15">ב</text:span><text:span text:style-name="T10">נאים</text:span><text:span text:style-name="T18"> - constructors</text:span></text:p>
      <text:p text:style-name="P18"><text:span text:style-name="T1">בנאי </text:span>הוא שיטה ששמה כשם המחלקה, ואין לה ערך-חזרה<text:span text:style-name="T26">. כמו כל שיטה אחרת, ניתן לממש אותה בקובץ הכותרת או בקובץ המימוש. </text:span>ראו דוגמ<text:span text:style-name="T26">אות</text:span> בתיקיה <text:span text:style-name="T54">4</text:span>. </text:p>
      <text:p text:style-name="P19">כמו כל פונקציה, גם בנאים אפשר להעמיס. כלומר, אפשר להגדיר כמה בנאים עם פרמטרים שונים, והקומפיילר יקרא לבנאי הנכון לפי השימוש.</text:p>
      <text:p text:style-name="P9">איך קוראים לבנאי? תלוי:</text:p>
      <text:list xml:id="list6834317544955820135" text:style-name="L5">
        <text:list-item>
          <text:p text:style-name="P40">אם זה בנאי עם פרמטרים, פשוט שמים את הפרמטרים אחרי שם העצם, למשל <text:span text:style-name="T30">;</text:span>Point p(10,20) <text:span text:style-name="T31"><text:s/></text:span>קורא לבנאי של Point המקבל שני מספרים שלמים.</text:p>
        </text:list-item>
        <text:list-item>
          <text:p text:style-name="P40">אם זה בנאי בלי פרמטרים, לא שמים שום דבר אחרי שם העצם, למשל Point<text:span text:style-name="T30"> p;</text:span> (לא לשים סוגריים ריקים - זה יגרום לשגיאת קימפול כי הקומפיילר עלול לחשוב שאתם מנסים להגדיר פונקציה...)</text:p>
        </text:list-item>
      </text:list>
      <text:p text:style-name="P17">שימו לב - <text:span text:style-name="T44">בניגוד לג'אבה - </text:span>לא <text:span text:style-name="T44">צריך </text:span>להשתמש ב-new! המשתנה נוצר "על המחסנית" ולא "על הערימה"<text:span text:style-name="T45"> (אם נשתמש ב-new, המשתנה ייווצר על הערימה).</text:span></text:p>
      <text:p text:style-name="Heading_20_2">בנאי<text:span text:style-name="T49"> ללא פרמטרים</text:span></text:p>
      <text:p text:style-name="P20"><text:span text:style-name="T46">יש כמה סוגי בנאים שיש להם תפקיד מיוחד ב-++C. אחד מהם הוא </text:span><text:span text:style-name="T8">בנאי ללא פרמטרים </text:span><text:span text:style-name="T47">(parameterless constructor). <text:s text:c="3"/>אם (ורק אם) לא מגדירים בנאי למחלקה - הקומפיילר אוטומטית יוצר עבורה בנאי כזה; הוא נקרא default parameterless constructor. <text:s text:c="4"/>בהתאם לגישה של ++C "לא השתמשת - לא שילמת", בנאי ברירת-מחדל של מחלקה פשוטה לא עושה כלום - הוא </text:span><text:span text:style-name="T7">לא מאתחל את הזיכרון </text:span><text:span text:style-name="T21">(בניגוד לג'אבה)</text:span><text:span text:style-name="T48">. לכן, הערכים לא מוגדרים - ייתכן שיהיו שם ערכים מוזרים שבמקרה היו בזיכרון באותו זמן. <text:s text:c="3"/></text:span></text:p>
      <text:p text:style-name="P21">בנאים נוספים נראה בהמשך. </text:p>
      <text:p text:style-name="P58"/>
      <text:p text:style-name="P29"><text:span text:style-name="T20">מפרקים</text:span><text:span text:style-name="T19"> </text:span><text:span text:style-name="T10">- destructors</text:span></text:p>
      <text:p text:style-name="P10">אנחנו מגיעים עכשיו לאחד ההבדלים העיקריים בין ++C לג'אבה. כזכור, ב-++C ניהול הזיכרון הוא באחריות המתכנת. בפרט, אם אנחנו יוצרים משתנים חדשים על הערימה, אנחנו חייבים לוודא שהם משוחררים כשאנחנו כבר לא צריכים אותם יותר.<text:span text:style-name="T32"> <text:s/>לשם כך, בכל מחלקה שמקצה זיכרון (או מבצעת פעולות אחרות הדורשות משאבי מערכת), חייבים לשים </text:span><text:span text:style-name="T6">מפרק</text:span><text:span text:style-name="T5"> - destructor.</text:span></text:p>
      <text:p text:style-name="P14"><text:span text:style-name="T33">מפרק</text:span> הוא שיטה בלי ערך מוחזר, ששמה מתחיל בגל (טילדה) ואחריו שם המחלקה; ראו דוגמה בתיקיה <text:span text:style-name="T50">5</text:span> (למה גל? כי זה האופרטור המציין "not" של סיביות. למשל: <text:s/><text:span text:style-name="T42">0~=1-</text:span>).</text:p>
      <text:p text:style-name="P11"><text:span text:style-name="T1">חידה</text:span>: האם אפשר להגדיר <text:span text:style-name="T34">מפרק</text:span> עם פרמטרים? האם אפשר לבצע העמסה (overload) <text:span text:style-name="T34">למפרק</text:span>? מדוע?</text:p>
      <text:p text:style-name="P15">המתכנת אף-פעם לא צריך לקרוא <text:span text:style-name="T35">למפרק</text:span> באופן ידני; זוהי האחריות של הקומפיילר להכניס קריאה ל<text:span text:style-name="T35">מפרק</text:span> ברגע שהעצם <text:span text:style-name="T36">מפסיק להתקיים</text:span>. מתי זה קורה?</text:p>
      <text:list xml:id="list2138244184789350655" text:style-name="L6">
        <text:list-item>
          <text:p text:style-name="P41">אם העצם נוצר על המחסנית - <text:span text:style-name="T37">העצם מפסיק להתקיים</text:span> כשהוא יוצא מה-scope (יוצאים מהבלוק המוקף בסוגריים מסולסלים המכיל את העצם).</text:p>
        </text:list-item>
        <text:list-item>
          <text:p text:style-name="P42">אם העצם נוצר על הערימה בעזרת new - <text:span text:style-name="T37">העצם מפסיק להתקיים</text:span> כשמוחקים אותו בעזרת delete.</text:p>
        </text:list-item>
      </text:list>
      <text:p text:style-name="P16">מה קורה כששוכחים לשים <text:span text:style-name="T35">מפרק</text:span>? <text:span text:style-name="T10">המשאבים לא ישתחררו, וכתוצאה מכך תהיה דליפת זיכרון; ראו הדגמה בתיקיה </text:span><text:span text:style-name="T22">5</text:span><text:span text:style-name="T10">. </text:span></text:p>
      <text:p text:style-name="Heading_20_2"/>
      <text:p text:style-name="Heading_20_2">האופרטורים new, delete</text:p>
      <text:p text:style-name="P12">האופרטור new מבצע, כברירת מחדל, את הדברים הבאים:</text:p>
      <text:list xml:id="list395976051523210501" text:style-name="L7">
        <text:list-item>
          <text:p text:style-name="P34">הקצאת זיכרון עבור עצם חדש מהמחלקה;</text:p>
        </text:list-item>
        <text:list-item>
          <text:p text:style-name="P34">קריאה לבנאי המתאים של המחלקה (בהתאם לפרמטרים שהועברו).</text:p>
        </text:list-item>
      </text:list>
      <text:p text:style-name="P12">האופרטור delete מבצע, כברירת מחדל, את הדברים הבאים:</text:p>
      <text:list xml:id="list8728278320734754872" text:style-name="L8">
        <text:list-item>
          <text:p text:style-name="P36">קריאה <text:span text:style-name="T34">למפרק</text:span> של המחלקה (יש רק אחד - אין פרמטרים);</text:p>
        </text:list-item>
        <text:list-item>
          <text:p text:style-name="P36">שיחרור הזיכרון שהוקצה עבור העצם.</text:p>
        </text:list-item>
      </text:list>
      <text:p text:style-name="P13">האופרטור <text:span text:style-name="T38">[]</text:span>new מבצע, כברירת מחדל, את הדברים הבאים:</text:p>
      <text:list xml:id="list113155680956995" text:continue-list="list395976051523210501" text:style-name="L7">
        <text:list-item>
          <text:p text:style-name="P35">הקצאת זיכרון עבור <text:span text:style-name="T38">מערך של עצמים מהמחלקה;</text:span></text:p>
        </text:list-item>
        <text:list-item>
          <text:p text:style-name="P35">קריאה לבנאי <text:span text:style-name="T38">ברירת-המחדל של כל אחד מהעצמים במערך.</text:span></text:p>
        </text:list-item>
      </text:list>
      <text:p text:style-name="P13">האופרטור <text:span text:style-name="T39">[]</text:span>delete מבצע, כברירת מחדל, את הדברים הבאים:</text:p>
      <text:list xml:id="list3420190858728588676" text:style-name="L9">
        <text:list-item>
          <text:p text:style-name="P37">קריאה <text:span text:style-name="T34">למפרק</text:span> של <text:span text:style-name="T40">כל אחד מהעצמים במערך.</text:span></text:p>
        </text:list-item>
        <text:list-item>
          <text:p text:style-name="P37">שיחרור הזיכרון שהוקצה עבור <text:span text:style-name="T41">המערך</text:span>.</text:p>
        </text:list-item>
      </text:list>
      <text:p text:style-name="P48">כשמאתחלים מערך ע"י new[], חייבים לשחרר אותו ע"י delete[]. כאן הקומפיילר לא יציל אתכם משגיאה - אם תשתמשו ב-delete במקום delete[], הקוד יתקמפל, אבל הקומפיילר יקרא רק למפרק אחד (של האיבר הראשון במערך). <text:s/>כתוצאה מכך תהיה לכם דליפת זיכרון, או אפילו שגיאת ריצה (ראו תיקיה 6).</text:p>
      <text:p text:style-name="Heading_20_2">מקורות</text:p>
      <text:list xml:id="list7877248827420213719" text:style-name="L10">
        <text:list-item>
          <text:p text:style-name="P43">מצגות של<text:span text:style-name="T24"> </text:span>אופיר פלא ומירי בן-ניסן.</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16T11:31:55.242900368</dc:date>
    <meta:editing-duration>P8DT10H5M10S</meta:editing-duration>
    <meta:editing-cycles>896</meta:editing-cycles>
    <meta:document-statistic meta:table-count="0" meta:image-count="0" meta:object-count="0" meta:page-count="1" meta:paragraph-count="85" meta:word-count="1207" meta:character-count="6721" meta:non-whitespace-character-count="5549"/>
  </office:meta>
</office:document-meta>
</file>